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fo:padding="0cm" fo:border="none"/>
    </style:style>
    <style:style style:name="P2" style:family="paragraph" style:parent-style-name="Text_20_body" style:list-style-name="L1">
      <style:paragraph-properties fo:margin-left="0cm" fo:margin-right="0cm" fo:text-indent="0cm" style:auto-text-indent="false" fo:padding="0cm" fo:border="none"/>
    </style:style>
    <style:style style:name="P3" style:family="paragraph" style:parent-style-name="Text_20_body" style:list-style-name="L2">
      <style:paragraph-properties fo:margin-left="0cm" fo:margin-right="0cm" fo:text-indent="0cm" style:auto-text-indent="false" fo:padding="0cm" fo:border="none"/>
    </style:style>
    <style:style style:name="P4" style:family="paragraph" style:parent-style-name="Text_20_body" style:list-style-name="L3">
      <style:paragraph-properties fo:margin-left="0cm" fo:margin-right="0cm" fo:text-indent="0cm" style:auto-text-indent="false" fo:padding="0cm" fo: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re are 20 multi-document Q&amp;A pairs crafted strictly from the documents and data generated in this project set. Each answer pulls details that require retrieval across at least two different documents (DOCX reports, Excel sheets content, and PPT outlines).</text:p>
      <text:list text:style-name="L1">
        <text:list-item>
          <text:p text:style-name="P2">Question: What are the expected completion dates for the three ongoing projects and their current completion percentages?<text:line-break/>Answer: - TRIDENT: Expected completion December 31, 2026; 45% complete. - SENTINEL: Expected completion June 30, 2026; 60% complete. - VANGUARD: Expected completion March 31, 2026; 55% complete.</text:p>
        </text:list-item>
        <text:list-item>
          <text:p text:style-name="P2">Question: How many total trials and demonstrations have been completed so far for TRIDENT and SENTINEL, and which were field versus lab/integration?<text:line-break/>Answer: TRIDENT: 7 trials (4 component stress, 3 firmware stability) and 3 demonstrations (2 lab, 1 integrated mock-BMS); field endurance trials are upcoming. SENTINEL: 10 trials (6 hardware component, 4 AI validation) and 4 demonstrations (2 lab, 1 integrated, 1 internal leadership), with first-phase field demonstrations initiated.</text:p>
        </text:list-item>
        <text:list-item>
          <text:p text:style-name="P2">Question: Which projects were closed in the last 12 months, and what were their start and completion dates?<text:line-break/>Answer: - PHOENIX: Jan 15, 2024 to Jun 30, 2025. - GUARDIAN: May 1, 2023 to Mar 15, 2025. - VIGILANT: Feb 1, 2023 to May 20, 2024 (outside last 12 months at some dates but included in closed portfolio). - IRONCLAD: Jul 10, 2023 to Dec 5, 2024.</text:p>
        </text:list-item>
        <text:list-item>
          <text:p text:style-name="P2">Question: What is the combined total budget for the ongoing project portfolio, and how much has been spent to date?<text:line-break/>Answer: Combined total budget is ₹18.5 Cr (TRIDENT) + ₹22.0 Cr (SENTINEL) + ₹8.5 Cr (VANGUARD) = ₹49.0 Cr; spent to date totals ₹8.10 Cr (TRIDENT) + ₹13.50 Cr (SENTINEL) + ₹4.50 Cr (VANGUARD) = ₹26.10 Cr.</text:p>
        </text:list-item>
        <text:list-item>
          <text:p text:style-name="P2">Question: Summarize the principal causes of budget variance for TRIDENT and SENTINEL and state whether each project is on track.<text:line-break/>Answer: TRIDENT variance drivers include RF component procurement overage and prototype fabrication overage, but overall status is on-track with contingency available. SENTINEL variance arises from specialized sensor calibration costs causing ~1.4% over budget; status remains on schedule with mitigation steps.</text:p>
        </text:list-item>
        <text:list-item>
          <text:p text:style-name="P2">Question: List the client authorities or controlling agencies for each ongoing project and any compliance reviews pending.<text:line-break/>Answer: TRIDENT: Ministry of Defence, Armoured Vehicles Directorate; no compliance review pending beyond PDR scheduling. SENTINEL: NCIIPC; compliance review engagement active. VANGUARD: Internal R&amp;D/Business Development; no external regulatory reviews noted.</text:p>
        </text:list-item>
        <text:list-item>
          <text:p text:style-name="P2">Question: Aggregate the total number of team members across all ongoing projects and list named technical leads by discipline.<text:line-break/>Answer: Total team members: TRIDENT 22 + SENTINEL 28 + VANGUARD 12 = 62 personnel. Named leads include: TRIDENT – Dr. Rahul Gupta (RF), Neha Das (Software), Karan Singh (Hardware), Dr. Sunita Rao (Encryption), Aditya Patel (Integration); SENTINEL – Anita Desai (AI), Vikram Patel (Systems Integration), Sneha Rao (Hardware); <text:soft-page-break/>VANGUARD – Dr. Alok Verma (Hardware), Priya Singh (Software), Sameer Reddy (Thermal).</text:p>
        </text:list-item>
        <text:list-item>
          <text:p text:style-name="P2">Question: For TRIDENT, what milestones have been signed off, and what is the next scheduled milestone and date?<text:line-break/>Answer: Signed off: integrated hardware/firmware testing (M4), hardware design completion, prototype fabrication, lab integration. Next: begin field endurance trials and PDR preparation; PDR targeted Oct 15, 2025.</text:p>
        </text:list-item>
        <text:list-item>
          <text:p text:style-name="P2">Question: What specific AI performance metrics are reported for SENTINEL and what hardware is used for training and edge inference?<text:line-break/>Answer: Precision 97.8%, Recall 98.2%, F1 98.0%, inference ~1.8s per frame; training on NVIDIA DGX A100, edge inference on Jetson AGX Orin.</text:p>
        </text:list-item>
        <text:list-item>
          <text:p text:style-name="P2">Question: Which field test environments and locations are mentioned for TRIDENT and SENTINEL, and which phases are currently active?<text:line-break/>Answer: TRIDENT environments include desert (Rajasthan), high altitude (Ladakh), jungle (Mizoram), urban (Delhi NCR); field endurance trials are upcoming. SENTINEL is installed at a secure trial site, first-phase field demonstrations initiated with NCIIPC engagement.</text:p>
        </text:list-item>
        <text:list-item>
          <text:p text:style-name="P2">Question: What suppliers/vendors are associated with each project in the financial records, and what categories do they map to?<text:line-break/>Answer: TRIDENT: Global Semi (RF components), DevTools Inc. (software licensing), FabTek Solutions (prototypes), TestEquip Ltd. (testing consumables). SENTINEL: OptiVision (sensors), AI-Core (AI licensing), Calibrate Inc. (sensor calibration), InfraServers (servers), BuildWell (site installation). VANGUARD: ChipWorks (processors), CodeBase (SDK tools), Dr. Sameer Reddy (thermal consulting).</text:p>
        </text:list-item>
        <text:list-item>
          <text:p text:style-name="P2">Question: What are the cumulative contingency allocations for the ongoing projects and how much of contingency has been spent?<text:line-break/>Answer: Cumulative contingency: TRIDENT ₹1.85 Cr + SENTINEL ₹2.20 Cr + VANGUARD ₹0.85 Cr = ₹4.90 Cr; contingency spent to date reported as ₹0 across sheets.</text:p>
        </text:list-item>
        <text:list-item>
          <text:p text:style-name="P2">Question: How many total trials and acceptance tests were conducted for completed projects, and which acceptance types were used?<text:line-break/>Answer: PHOENIX: 5 lab integrations, 3 harbour acceptance, 2 sea acceptance; GUARDIAN: 8 system integration phases, 4 rounds UAT; VIGILANT: 12 live field trials, 3-day integration with air defence; IRONCLAD: 25 ballistic tests, 5 vehicle integration/mobility.</text:p>
        </text:list-item>
        <text:list-item>
          <text:p text:style-name="P2">Question: What are the total budgets and expenditures for closed projects, and what is the overall variance percentage?<text:line-break/>Answer: Budgets: ₹20.0 + ₹15.0 + ₹10.0 + ₹12.5 = ₹57.5 Cr; Expenditure: ₹19.4 + ₹15.3 + ₹9.8 + ₹12.5 = ₹57.0 Cr; Overall variance: ₹0.5 Cr under (≈0.9% under budget).</text:p>
        </text:list-item>
        <text:list-item>
          <text:p text:style-name="P2">Question: Which ongoing projects report AI or encryption innovations not covered in the reports, and what are they?<text:line-break/>Answer: TRIDENT adds proprietary adaptive frequency hopping with AI-powered spectrum selection, quantum-resistant crypto readiness, and low-latency hardware encryption; <text:soft-page-break/>SENTINEL adds multi-sensor data fusion, behavioral anomaly detection, drone swarm detection.</text:p>
        </text:list-item>
        <text:list-item>
          <text:p text:style-name="P2">Question: What vehicle platforms are identified for TRIDENT integration and what communications performance metric was demonstrated in integration testing?<text:line-break/>Answer: Platforms: T-90, Arjun MK-1A, BMP-2; integration demo achieved 99.8% packet success rate with AES-256 encryption validation.</text:p>
        </text:list-item>
        <text:list-item>
          <text:p text:style-name="P2">Question: What are the contract/deployment models for TRIDENT and SENTINEL and how do they impact rollout?<text:line-break/>Answer: TRIDENT operates under a fixed-price development with performance incentives influencing milestone-driven delivery; SENTINEL uses a phased rollout across five key sites aligning with compliance reviews and field demos.</text:p>
        </text:list-item>
        <text:list-item>
          <text:p text:style-name="P2">Question: Provide the combined headcount of named key personnel and PMs across documents, and reconcile with total team sizes.<text:line-break/>Answer: Named leads total 11+ across projects (TRIDENT 5, SENTINEL 3, VANGUARD 3) plus PMs (Priya Sharma, Rajesh Kumar, Anjali Mehta). Reconciling to team sizes (22, 28, 12) indicates leads are a subset; total ongoing headcount is 62.</text:p>
        </text:list-item>
        <text:list-item>
          <text:p text:style-name="P2">Question: Summarize major risk items in TRIDENT and SENTINEL, with mitigations and monitoring cadence.<text:line-break/>Answer: TRIDENT: RF supply chain delays (advance orders, alternate suppliers), anti-jamming algorithm complexity (senior resources, weekly reviews). SENTINEL: regulatory approvals for drone detection (proactive NCIIPC engagement), integration complexity (dedicated integration team). Reviews occur weekly (technical) and monthly (steering).</text:p>
        </text:list-item>
        <text:list-item>
          <text:p text:style-name="P2">Question: Construct a consolidated milestone roadmap for all ongoing projects for Q4 2025 including owners.<text:line-break/>Answer: TRIDENT: begin field endurance trials; PDR prep for Oct 15, 2025 (Owner: Priya Sharma). SENTINEL: initiate field demos, NCIIPC compliance review, UAT plan drafting (Owner: Rajesh Kumar). VANGUARD: fabricate five prototypes, begin MIL-STD-810G environmental testing (Owner: Anjali Mehta).</text:p>
        </text:list-item>
      </text:list>
      <text:p text:style-name="P1">Notes for RAG evaluation:</text:p>
      <text:list text:style-name="L2">
        <text:list-item>
          <text:p text:style-name="P3">Each answer expects the system to retrieve from multiple sources: DOCX 2/3/4 (project reports), Excel sheets (budgets, vendors, contingency), and PPT 1/2 enhanced sections (market context, AI metrics, field locations, innovations).</text:p>
        </text:list-item>
        <text:list-item>
          <text:p text:style-name="P3">Questions emphasize cross-document joins (e.g., dates + spend + milestones), aggregation (budgets, trials), and details unique to slides (e.g., precision/recall, vendors not in reports)</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o fully validate the RAG pipeline, add questions that require details only present in the minutes (e.g., attendees, outcomes, new ideas, action items with owners/dates), and also require cross-referencing with project reports or budgets. Here are 8 additional multi-document Q&amp;A pairs that explicitly involve the meeting minutes and at least one other document:</text:p>
      <text:list text:style-name="L3">
        <text:list-item>
          <text:p text:style-name="P4">Question: For TRIDENT’s weekly technical review on August 19, 2025, which RF calibration adjustment was decided and who owns it, and how does it relate to the lab integration milestone status?<text:line-break/>Answer: The team decided to implement an RF channel calibration adjustment owned by Dr. Rahul Gupta, due August 29, 2025; this followed the declaration that the integrated hardware/firmware testing milestone (M4) was complete, as noted in the monthly progress report.</text:p>
        </text:list-item>
        <text:list-item>
          <text:p text:style-name="P4">Question: What new idea was proposed for TRIDENT’s casing design, who proposed it, and which upcoming phase does it impact?<text:line-break/>Answer: Karan Singh proposed a heat sink modification to improve thermal performance by ~10%; it impacts the upcoming field endurance trial phase by enhancing prototype thermal stability.</text:p>
        </text:list-item>
        <text:list-item>
          <text:p text:style-name="P4">Question: In the SENTINEL client meeting on August 21, 2025, what test conditions did the client request and which project plan elements must be updated?<text:line-break/>Answer: The client requested inclusion of low-light test scenarios; the field trial plan must be updated and a concept note prepared for potential integration with the national alert network.</text:p>
        </text:list-item>
        <text:list-item>
          <text:p text:style-name="P4">Question: Which projects’ PMs agreed to a recurring cross-project synergy meeting, and what integration exploration was assigned as a result?<text:line-break/>Answer: PMs Priya Sharma (TRIDENT), Rajesh Kumar (SENTINEL), and Anjali Mehta (VANGUARD) agreed to meet monthly; Rajesh Kumar will explore incorporating the VANGUARD edge-computing module into SENTINEL’s roadmap.</text:p>
        </text:list-item>
        <text:list-item>
          <text:p text:style-name="P4">Question: For VANGUARD’s design review on August 22, 2025, what dual cooling configurations were approved and what are the next steps?<text:line-break/>Answer: Three prototypes will use passive cooling and two will use active micro-fan cooling; next steps include fabricating five prototypes and developing a software “smart throttling” feature by September 30, 2025.</text:p>
        </text:list-item>
        <text:list-item>
          <text:p text:style-name="P4">Question: Which action items with due dates were assigned in August across all ongoing projects, and who owns them?<text:line-break/>Answer: TRIDENT: RF calibration adjustment (Owner: Dr. Rahul Gupta, Due: Aug 29, 2025); heat sink modeling (Owner: Karan Singh, Due: Sep 5, 2025). SENTINEL: Update field trial plan for low-light scenarios (Owner: Rajesh Kumar, Due: Aug 28, 2025); prepare concept note for national alert network integration (Owner: Rajesh Kumar, Due: Sep 15, 2025). VANGUARD: Fabricate five prototypes (Owner: Dr. Alok Verma, Due: Sep 1, 2025); develop smart throttling feature (Owner: Priya Singh, Due: Sep 30, 2025).</text:p>
        </text:list-item>
        <text:list-item>
          <text:p text:style-name="P4">Question: How do the minutes’ decisions align with the financial allocations for testing and prototypes in TRIDENT and VANGUARD?<text:line-break/>Answer: TRIDENT’s calibration and prototype-related actions align with expenditures logged for prototypes (₹1.25 Cr to FabTek) and lab testing consumables (₹0.80 Cr to <text:soft-page-break/>TestEquip), while VANGUARD’s dual cooling prototype plan aligns with hardware processor spend (₹2.05 Cr to ChipWorks) and thermal consulting (₹0.25 Cr).</text:p>
        </text:list-item>
        <text:list-item>
          <text:p text:style-name="P4">Question: Which client approvals or go-aheads were captured in the minutes, and how do they affect near-term schedules?<text:line-break/>Answer: SENTINEL received formal approval to proceed with field trials, requiring immediate inclusion of low-light scenarios and engagement with NCIIPC’s compliance review; TRIDENT’s milestone closure enables transition to field endurance trials planning</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07:36:14.559797892</meta:creation-date>
    <dc:date>2025-09-01T07:39:19.603677916</dc:date>
    <meta:editing-duration>PT3M6S</meta:editing-duration>
    <meta:editing-cycles>1</meta:editing-cycles>
    <meta:document-statistic meta:table-count="0" meta:image-count="0" meta:object-count="0" meta:page-count="5" meta:paragraph-count="33" meta:word-count="1725" meta:character-count="11897" meta:non-whitespace-character-count="10232"/>
    <meta:generator>LibreOffice/25.2.5.2$Linux_X86_64 LibreOffice_project/fb4792146257752f54eab576deb869869b108571</meta:generator>
  </office:meta>
</office:document-meta>
</file>